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ectedLookupTemplate.addObject( String name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ctedLookupTemplate.ExpectedLookup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pectedLookupTemplate.ExpectedLookupTemplate( String name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ctedLookupTemplate.lookup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